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tapa</text:p>
          </table:table-cell>
          <table:table-cell table:style-name="ce1" office:value-type="string" calcext:value-type="string">
            <text:p>edad</text:p>
          </table:table-cell>
        </table:table-row>
        <table:table-row table:style-name="ro1">
          <table:table-cell office:value-type="string" calcext:value-type="string">
            <text:p>infancia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ancia</text:p>
          </table:table-cell>
          <table:table-cell table:formula="of:=[.B2]+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ancia</text:p>
          </table:table-cell>
          <table:table-cell table:formula="of:=[.B3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fancia</text:p>
          </table:table-cell>
          <table:table-cell table:formula="of:=[.B4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fancia</text:p>
          </table:table-cell>
          <table:table-cell table:formula="of:=[.B5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ñez</text:p>
          </table:table-cell>
          <table:table-cell table:formula="of:=[.B6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ñez</text:p>
          </table:table-cell>
          <table:table-cell table:formula="of:=[.B7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ñez</text:p>
          </table:table-cell>
          <table:table-cell table:formula="of:=[.B8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ñez</text:p>
          </table:table-cell>
          <table:table-cell table:formula="of:=[.B9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iñez</text:p>
          </table:table-cell>
          <table:table-cell table:formula="of:=[.B10]+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dolescencia</text:p>
          </table:table-cell>
          <table:table-cell table:formula="of:=[.B11]+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olescencia</text:p>
          </table:table-cell>
          <table:table-cell table:formula="of:=[.B12]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olescencia</text:p>
          </table:table-cell>
          <table:table-cell table:formula="of:=[.B13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olescencia</text:p>
          </table:table-cell>
          <table:table-cell table:formula="of:=[.B14]+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dolescencia</text:p>
          </table:table-cell>
          <table:table-cell table:formula="of:=[.B15]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16]+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17]+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18]+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19]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20]+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21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22]+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23]+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24]+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25]+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26]+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27]+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28]+1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29]+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uventud</text:p>
          </table:table-cell>
          <table:table-cell table:formula="of:=[.B30]+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31]+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32]+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33]+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34]+1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35]+1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36]+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37]+1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38]+1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39]+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40]+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41]+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42]+1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43]+1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44]+1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45]+1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46]+1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47]+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48]+1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49]+1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50]+1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51]+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52]+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53]+1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54]+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55]+1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56]+1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57]+1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58]+1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59]+1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60]+1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61]+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62]+1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63]+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64]+1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dultez</text:p>
          </table:table-cell>
          <table:table-cell table:formula="of:=[.B65]+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66]+1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67]+1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68]+1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69]+1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70]+1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71]+1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72]+1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73]+1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74]+1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75]+1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76]+1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77]+1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78]+1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79]+1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80]+1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81]+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82]+1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83]+1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84]+1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85]+1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86]+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87]+1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88]+1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89]+1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90]+1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91]+1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92]+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93]+1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94]+1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95]+1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96]+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97]+1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98]+1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99]+1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00]+1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01]+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02]+1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03]+1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04]+1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05]+1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06]+1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07]+1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08]+1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09]+1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10]+1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11]+1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12]+1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13]+1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14]+1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15]+1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16]+1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17]+1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18]+1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19]+1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20]+1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ercera edad</text:p>
          </table:table-cell>
          <table:table-cell table:formula="of:=[.B121]+1"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4:29:32.327583996</meta:creation-date>
    <dc:date>2021-10-20T14:34:33.802090604</dc:date>
    <meta:editing-duration>PT5M1S</meta:editing-duration>
    <meta:editing-cycles>1</meta:editing-cycles>
    <meta:document-statistic meta:table-count="1" meta:cell-count="244" meta:object-count="0"/>
    <meta:generator>LibreOffice/6.4.7.2$Linux_X86_64 LibreOffice_project/40$Build-2</meta:generator>
  </office:meta>
</office:document-meta>
</file>